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8cd0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8cd0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style:text-underline-style="none" fo:font-weight="normal" officeooo:paragraph-rsid="000a65c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paragraph-rsid="000ea8b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paragraph-rsid="000ea8bd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0e00ff" officeooo:paragraph-rsid="000a65c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0fe6a3" officeooo:paragraph-rsid="000ea8b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Times New Roman" fo:font-size="16pt" fo:letter-spacing="normal" fo:font-style="normal" style:text-underline-style="solid" style:text-underline-width="auto" style:text-underline-color="font-color" fo:font-weight="bold" officeooo:rsid="000ea8bd" officeooo:paragraph-rsid="000ea8b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style:text-underline-style="none" fo:font-weight="normal" officeooo:rsid="0012076a" officeooo:paragraph-rsid="0012076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12076a" officeooo:paragraph-rsid="0012076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style:text-underline-style="none" fo:font-weight="normal" officeooo:rsid="0012076a" officeooo:paragraph-rsid="0012076a" style:font-size-asian="10.5pt" style:font-weight-asian="normal" style:font-size-complex="12pt" style:font-weight-complex="normal"/>
    </style:style>
    <style:style style:name="T1" style:family="text">
      <style:text-properties officeooo:rsid="000a65c1"/>
    </style:style>
    <style:style style:name="T2" style:family="text">
      <style:text-properties fo:font-variant="normal" fo:text-transform="none" fo:color="#000000" style:font-name="Times New Roman" fo:letter-spacing="normal" fo:font-style="normal" officeooo:rsid="000a65c1"/>
    </style:style>
    <style:style style:name="T3" style:family="text">
      <style:text-properties fo:font-variant="normal" fo:text-transform="none" fo:color="#000000" style:font-name="Times New Roman" fo:letter-spacing="normal" fo:font-style="normal" officeooo:rsid="000cb84a"/>
    </style:style>
    <style:style style:name="T4" style:family="text">
      <style:text-properties fo:font-variant="normal" fo:text-transform="none" fo:color="#000000" style:font-name="Times New Roman" fo:letter-spacing="normal" fo:font-style="normal" officeooo:rsid="000e00ff"/>
    </style:style>
    <style:style style:name="T5" style:family="text">
      <style:text-properties fo:font-variant="normal" fo:text-transform="none" fo:color="#000000" style:font-name="Times New Roman" fo:letter-spacing="normal" fo:font-style="normal" officeooo:rsid="000ea8bd"/>
    </style:style>
    <style:style style:name="T6" style:family="text">
      <style:text-properties fo:font-variant="normal" fo:text-transform="none" fo:color="#000000" style:font-name="Times New Roman" fo:letter-spacing="normal" fo:font-style="normal" officeooo:rsid="000eb1e3"/>
    </style:style>
    <style:style style:name="T7" style:family="text">
      <style:text-properties fo:font-variant="normal" fo:text-transform="none" fo:color="#000000" style:font-name="Times New Roman" fo:letter-spacing="normal" fo:font-style="normal" officeooo:rsid="000fe6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sandra</text:p>
      <text:p text:style-name="P1"/>
      <text:p text:style-name="P3"><text:span text:style-name="T1">I had the pleasure of reading </text:span><text:a xlink:type="simple" xlink:href="http://www.amazon.com/Cassandra-Definitive-Guide-Eben-Hewitt/dp/1449390412">Cassandra: The Definitive Guide</text:a><text:span text:style-name="T2">. </text:span><text:span text:style-name="T3">It has been a while since I read a book and have realised that there are so many topics that I was not aware of.</text:span><text:span text:style-name="T4"> I love those moments. I thought I would share some of these topics with the rest of you.</text:span></text:p>
      <text:p text:style-name="P6"/>
      <text:p text:style-name="P5"><text:span text:style-name="T5">Why </text:span><text:a xlink:type="simple" xlink:href="http://static.usenix.org/publications/login/2011-10/openpdfs/Burd.pdf">N</text:a><text:a xlink:type="simple" xlink:href="http://static.usenix.org/publications/login/2011-10/openpdfs/Burd.pdf"><text:span text:style-name="T6">o</text:span></text:a><text:a xlink:type="simple" xlink:href="http://static.usenix.org/publications/login/2011-10/openpdfs/Burd.pdf"><text:span text:style-name="T5">SQL</text:span></text:a><text:span text:style-name="T5">?</text:span></text:p>
      <text:p text:style-name="P8"/>
      <text:p text:style-name="P4"><text:span text:style-name="T5">First I think that the term N</text:span><text:span text:style-name="T6">o</text:span><text:span text:style-name="T5">SQL is a bit misleading as a lot of these databases support an SQL like syntax (even </text:span><text:a xlink:type="simple" xlink:href="http://cassandra.apache.org/doc/cql/CQL.html">Cassandra</text:a><text:span text:style-name="T5">). </text:span><text:span text:style-name="T7">The term </text:span><text:a xlink:type="simple" xlink:href="http://static.usenix.org/publications/login/2011-10/openpdfs/Burd.pdf">NoSQL</text:a><text:span text:style-name="T7"> came from the fact that different companies have developed a different database technology that did not support an SQL like syntax.</text:span></text:p>
      <text:p text:style-name="P7"/>
      <text:p text:style-name="P9">The reason NoSQL came about was due to the following reasons:</text:p>
      <text:p text:style-name="P9"/>
      <text:list xml:id="list20398478921" text:style-name="L1">
        <text:list-item>
          <text:p text:style-name="P10">Unprecedented transaction volumes.</text:p>
        </text:list-item>
        <text:list-item>
          <text:p text:style-name="P10">Expectations of low-latency access to massive datasets.</text:p>
        </text:list-item>
        <text:list-item>
          <text:p text:style-name="P10">Nearly perfect service availability while operating in an unreliable environment.</text:p>
        </text:list-item>
      </text:list>
      <text:p text:style-name="P9"/>
      <text:p text:style-name="P9">So companies try to address these challenges by trying to make it fit the relational model:</text:p>
      <text:p text:style-name="P9"/>
      <text:list xml:id="list1227787707" text:style-name="L2">
        <text:list-item>
          <text:p text:style-name="P11">Add more hardware or upgraded to faster hardware.</text:p>
        </text:list-item>
        <text:list-item>
          <text:p text:style-name="P11">Simplifying database schema, denormalising the schema, relaxing durability and referential integrity.</text:p>
        </text:list-item>
        <text:list-item>
          <text:p text:style-name="P11">Introducing various query caching layers, separating read-only from write-dedicated replicas.</text:p>
        </text:list-item>
        <text:list-item>
          <text:p text:style-name="P11"><text:a xlink:type="simple" xlink:href="http://en.wikipedia.org/wiki/Partition_(database)">Data partitioning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8:22:22</meta:creation-date>
    <dc:date>2013-02-17T00:19:29</dc:date>
    <meta:editing-duration>PT37M44S</meta:editing-duration>
    <meta:editing-cycles>10</meta:editing-cycles>
    <meta:generator>LibreOffice/3.6$MacOSX_x86 LibreOffice_project/5b93205-6e6b3fc-7830f6d-c08ad66-1d9bf4</meta:generator>
    <meta:document-statistic meta:table-count="0" meta:image-count="0" meta:object-count="0" meta:page-count="1" meta:paragraph-count="13" meta:word-count="189" meta:character-count="1153" meta:non-whitespace-character-count="984"/>
  </office:meta>
</office:document-meta>
</file>